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h Parsons</meta:initial-creator>
    <meta:creation-date>2017-09-25T00:50:27.37</meta:creation-date>
    <meta:document-statistic meta:table-count="0" meta:image-count="0" meta:object-count="0" meta:page-count="1" meta:paragraph-count="0" meta:word-count="0" meta:character-count="0"/>
    <dc:date>2017-09-25T00:51:45.50</dc:date>
    <dc:creator>Josh Parsons</dc:creator>
    <meta:editing-duration>PT1M20S</meta:editing-duration>
    <meta:editing-cycles>1</meta:editing-cycles>
    <meta:generator>OpenOffice/4.1.3$Win32 OpenOffice.org_project/413m1$Build-9783</meta:generator>
    <meta:user-defined meta:name="ProjektName">script</meta:user-defined>
  </office:meta>
</office:document-meta>
</file>